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is system makes TSUKIDERE feel like a proper VN-RPG hybrid under the hood, while keeping everything diegetic and reaction-based on the surface.</text:p>
      <text:p text:style-name="Horizontal_20_Line"/>
      <text:h text:style-name="Heading_20_2" text:outline-level="2">1. Core VN Shell &amp; Player UX</text:h>
      <text:h text:style-name="Heading_20_3" text:outline-level="3">1.1 Save Slots &amp; Autosave Rules</text:h>
      <text:p text:style-name="Text_20_body"><text:span text:style-name="Strong_20_Emphasis">Profiles:</text:span></text:p>
      <text:list xml:id="list5732223208730778393" text:style-name="L1">
        <text:list-item>
          <text:p text:style-name="P2">1–3 <text:span text:style-name="Strong_20_Emphasis">player profiles</text:span> (save files per “run”).</text:p>
        </text:list-item>
        <text:list-item>
          <text:p text:style-name="P2">Each profile has:</text:p>
          <text:list>
            <text:list-item>
              <text:p text:style-name="P2"><text:span text:style-name="Strong_20_Emphasis">30 manual save slots</text:span> (numbered + free naming).</text:p>
            </text:list-item>
            <text:list-item>
              <text:p text:style-name="P2"><text:span text:style-name="Strong_20_Emphasis">4 system slots</text:span> (read-only from UI):</text:p>
              <text:list>
                <text:list-item>
                  <text:p text:style-name="P2"><text:span text:style-name="Source_20_Text">SYS_DAY_START</text:span> – at Morning of each new day.</text:p>
                </text:list-item>
                <text:list-item>
                  <text:p text:style-name="P2"><text:span text:style-name="Source_20_Text">SYS_PRE_DREAM</text:span> – right before Nyx goes to sleep.</text:p>
                </text:list-item>
                <text:list-item>
                  <text:p text:style-name="P2"><text:span text:style-name="Source_20_Text">SYS_MAJOR_BRANCH</text:span> – just before major route splits.</text:p>
                </text:list-item>
                <text:list-item>
                  <text:p text:style-name="P2"><text:span text:style-name="Source_20_Text">SYS_ENDING_REACHED</text:span> – at each ending.</text:p>
                </text:list-item>
              </text:list>
            </text:list-item>
          </text:list>
        </text:list-item>
      </text:list>
      <text:p text:style-name="Text_20_body"><text:span text:style-name="Strong_20_Emphasis">Manual Save Rules:</text:span></text:p>
      <text:list xml:id="list5422794868237975314" text:style-name="L2">
        <text:list-item>
          <text:p text:style-name="P3">Player can save:</text:p>
          <text:list>
            <text:list-item>
              <text:p text:style-name="P3">At <text:span text:style-name="Strong_20_Emphasis">start of a time segment</text:span> (Morning/Afternoon/Evening/Night) in Town.</text:p>
            </text:list-item>
            <text:list-item>
              <text:p text:style-name="P3">At <text:span text:style-name="Strong_20_Emphasis">non-combat Dream safe nodes</text:span> (dream hubs, shrines, Archivist room).</text:p>
            </text:list-item>
          </text:list>
        </text:list-item>
        <text:list-item>
          <text:p text:style-name="P3">Cannot save:</text:p>
          <text:list>
            <text:list-item>
              <text:p text:style-name="P3">In the middle of combat.</text:p>
            </text:list-item>
            <text:list-item>
              <text:p text:style-name="P3">During critical uninterruptible sequences (endings, certain traumas).</text:p>
            </text:list-item>
          </text:list>
        </text:list-item>
      </text:list>
      <text:p text:style-name="Text_20_body"><text:span text:style-name="Strong_20_Emphasis">Autosave Rules:</text:span></text:p>
      <text:p text:style-name="Text_20_body">Autosave always targets relevant <text:span text:style-name="Source_20_Text">SYS_*</text:span> slots (overwritten per profile):</text:p>
      <text:list xml:id="list1291356387169469604" text:style-name="L3">
        <text:list-item>
          <text:p text:style-name="P4">On <text:span text:style-name="Strong_20_Emphasis">waking up</text:span> → <text:span text:style-name="Source_20_Text">SYS_DAY_START</text:span>.</text:p>
        </text:list-item>
        <text:list-item>
          <text:p text:style-name="P4">When Nyx chooses <text:span text:style-name="Strong_20_Emphasis">“Sleep”</text:span> → <text:span text:style-name="Source_20_Text">SYS_PRE_DREAM</text:span>.</text:p>
        </text:list-item>
        <text:list-item>
          <text:p text:style-name="P4">Before any flagged <text:span text:style-name="Strong_20_Emphasis">major branch</text:span> (relationship lock-in, major boss resolution) → <text:span text:style-name="Source_20_Text">SYS_MAJOR_BRANCH</text:span>.</text:p>
        </text:list-item>
        <text:list-item>
          <text:p text:style-name="P4">On reaching <text:span text:style-name="Strong_20_Emphasis">any ending</text:span> → <text:span text:style-name="Source_20_Text">SYS_ENDING_REACHED</text:span>.</text:p>
        </text:list-item>
      </text:list>
      <text:p text:style-name="Text_20_body"><text:span text:style-name="Strong_20_Emphasis">Quick Save / Quick Load:</text:span></text:p>
      <text:list xml:id="list4702211091165589788" text:style-name="L4">
        <text:list-item>
          <text:p text:style-name="P5">One <text:span text:style-name="Strong_20_Emphasis">Quick Save</text:span> slot per profile:</text:p>
          <text:list>
            <text:list-item>
              <text:p text:style-name="P5">Accessible via a single hotkey / menu button.</text:p>
            </text:list-item>
            <text:list-item>
              <text:p text:style-name="P5"><text:soft-page-break/>Valid only <text:span text:style-name="Strong_20_Emphasis">in Town</text:span>, not in combat.</text:p>
            </text:list-item>
          </text:list>
        </text:list-item>
        <text:list-item>
          <text:p text:style-name="P5"><text:span text:style-name="Strong_20_Emphasis">Quick Load</text:span>:</text:p>
          <text:list>
            <text:list-item>
              <text:p text:style-name="P5">Loads the quick slot and <text:span text:style-name="Strong_20_Emphasis">increments the Time Meddling counter</text:span> (see 1.3).</text:p>
            </text:list-item>
          </text:list>
        </text:list-item>
      </text:list>
      <text:p text:style-name="Horizontal_20_Line"/>
      <text:h text:style-name="Heading_20_3" text:outline-level="3">1.2 Text Flow: Backlog, Skip, Auto, Quick</text:h>
      <text:p text:style-name="Text_20_body"><text:span text:style-name="Strong_20_Emphasis">Backlog (Text History):</text:span></text:p>
      <text:list xml:id="list2551602332030306282" text:style-name="L5">
        <text:list-item>
          <text:p text:style-name="P6">Accessible from dialogue with a key/button or right-click.</text:p>
        </text:list-item>
        <text:list-item>
          <text:p text:style-name="P6">Shows:</text:p>
          <text:list>
            <text:list-item>
              <text:p text:style-name="P6">Last ~200 lines of dialogue.</text:p>
            </text:list-item>
            <text:list-item>
              <text:p text:style-name="P6">Speaker name, timestamp (optional), quick inline icons for internal vs spoken lines.</text:p>
            </text:list-item>
          </text:list>
        </text:list-item>
        <text:list-item>
          <text:p text:style-name="P6">Clicking a line can:</text:p>
          <text:list>
            <text:list-item>
              <text:p text:style-name="P6">Re-display the line and associated sprite expression.</text:p>
            </text:list-item>
          </text:list>
        </text:list-item>
      </text:list>
      <text:p text:style-name="Text_20_body"><text:span text:style-name="Strong_20_Emphasis">Skip Seen Text:</text:span></text:p>
      <text:list xml:id="list2295243227212464118" text:style-name="L6">
        <text:list-item>
          <text:p text:style-name="P7">Options:</text:p>
          <text:list>
            <text:list-item>
              <text:p text:style-name="P7"><text:span text:style-name="Strong_20_Emphasis">Skip (Seen Only)</text:span> – fast-forward over lines the profile has already seen.</text:p>
            </text:list-item>
            <text:list-item>
              <text:p text:style-name="P7"><text:span text:style-name="Strong_20_Emphasis">Skip (All)</text:span> – optional, off by default, togglable in settings (for replays).</text:p>
            </text:list-item>
          </text:list>
        </text:list-item>
        <text:list-item>
          <text:p text:style-name="P7">Skip always <text:span text:style-name="Strong_20_Emphasis">stops</text:span>:</text:p>
          <text:list>
            <text:list-item>
              <text:p text:style-name="P7">At next <text:span text:style-name="Strong_20_Emphasis">choice</text:span>.</text:p>
            </text:list-item>
            <text:list-item>
              <text:p text:style-name="P7">At any <text:span text:style-name="Strong_20_Emphasis">unseen</text:span> line.</text:p>
            </text:list-item>
            <text:list-item>
              <text:p text:style-name="P7">At flagged <text:span text:style-name="Strong_20_Emphasis">high-impact scenes</text:span> (e.g., trauma flashbacks, major reveals).</text:p>
            </text:list-item>
          </text:list>
        </text:list-item>
      </text:list>
      <text:p text:style-name="Text_20_body"><text:span text:style-name="Strong_20_Emphasis">Auto-Advance Mode:</text:span></text:p>
      <text:list xml:id="list3206562112450423871" text:style-name="L7">
        <text:list-item>
          <text:p text:style-name="P8">Auto mode reads new lines with a configurable delay:</text:p>
          <text:list>
            <text:list-item>
              <text:p text:style-name="P8">Default timing tied to word count.</text:p>
            </text:list-item>
            <text:list-item>
              <text:p text:style-name="P8">Player can adjust speed (Slow / Normal / Fast).</text:p>
            </text:list-item>
          </text:list>
        </text:list-item>
        <text:list-item>
          <text:p text:style-name="P8">Auto pauses at choices or menus until player responds.</text:p>
        </text:list-item>
      </text:list>
      <text:p text:style-name="Text_20_body"><text:span text:style-name="Strong_20_Emphasis">Quick Save / Load Integration:</text:span></text:p>
      <text:list xml:id="list3532440344931960589" text:style-name="L8">
        <text:list-item>
          <text:p text:style-name="P9">While in dialogue, the player can:</text:p>
          <text:list>
            <text:list-item>
              <text:p text:style-name="P9">Press <text:span text:style-name="Strong_20_Emphasis">Quick Save</text:span>: snapshot that scene (with time meddling tracked).</text:p>
            </text:list-item>
            <text:list-item>
              <text:p text:style-name="P9">Press <text:span text:style-name="Strong_20_Emphasis">Quick Load</text:span>: revert to last quick save (enters time meddling state).</text:p>
            </text:list-item>
          </text:list>
        </text:list-item>
      </text:list>
      <text:p text:style-name="Horizontal_20_Line"/>
      <text:h text:style-name="Heading_20_3" text:outline-level="3"><text:soft-page-break/>1.3 Time Meddling Tracking</text:h>
      <text:p text:style-name="Text_20_body">We don’t block rewinding, but we <text:span text:style-name="Strong_20_Emphasis">acknowledge</text:span> it in-world.</text:p>
      <text:p text:style-name="Text_20_body"><text:span text:style-name="Strong_20_Emphasis">Core Variables per Profile:</text:span></text:p>
      <text:list xml:id="list4439654316027652711" text:style-name="L9">
        <text:list-item>
          <text:p text:style-name="P10"><text:span text:style-name="Source_20_Text">time_meddling_score</text:span> (int, starts at 0).</text:p>
        </text:list-item>
        <text:list-item>
          <text:p text:style-name="P10"><text:span text:style-name="Source_20_Text">time_meddling_events</text:span> (log of when, where, why).</text:p>
        </text:list-item>
      </text:list>
      <text:p text:style-name="Text_20_body"><text:span text:style-name="Strong_20_Emphasis">When Time Meddling Increases:</text:span></text:p>
      <text:list xml:id="list6593879721804592040" text:style-name="L10">
        <text:list-item>
          <text:p text:style-name="P11">Loading any save where <text:span text:style-name="Strong_20_Emphasis">story_day &lt; current_day</text:span>.</text:p>
        </text:list-item>
        <text:list-item>
          <text:p text:style-name="P11">Loading from <text:span text:style-name="Strong_20_Emphasis">SYS_MAJOR_BRANCH</text:span> or earlier after seeing downstream content.</text:p>
        </text:list-item>
        <text:list-item>
          <text:p text:style-name="P11">Using <text:span text:style-name="Strong_20_Emphasis">Quick Load</text:span> more than once per in-game day.</text:p>
        </text:list-item>
        <text:list-item>
          <text:p text:style-name="P11">Using <text:span text:style-name="Strong_20_Emphasis">Quiet Hourglass</text:span> or similar Rare time-rewind items.</text:p>
        </text:list-item>
      </text:list>
      <text:p text:style-name="Text_20_body">Increment examples:</text:p>
      <text:list xml:id="list4685477417870445093" text:style-name="L11">
        <text:list-item>
          <text:p text:style-name="P12">Minor backstep (same day, different choice): +1.</text:p>
        </text:list-item>
        <text:list-item>
          <text:p text:style-name="P12">Jump back multiple days or before major boss resolution: +3.</text:p>
        </text:list-item>
      </text:list>
      <text:p text:style-name="Text_20_body"><text:span text:style-name="Strong_20_Emphasis">In-World Effects:</text:span></text:p>
      <text:list xml:id="list5170862167743683582" text:style-name="L12">
        <text:list-item>
          <text:p text:style-name="P13">Short-term:</text:p>
          <text:list>
            <text:list-item>
              <text:p text:style-name="P13">Dream NPCs (Archivist, Ferryman, some Nightmares) occasionally <text:span text:style-name="Strong_20_Emphasis">comment</text:span>:</text:p>
              <text:list>
                <text:list-item>
                  <text:p text:style-name="P13">“This scene is wearing thin from repetition, Nyx.”</text:p>
                </text:list-item>
                <text:list-item>
                  <text:p text:style-name="P13">“You were here before. You said something different.”</text:p>
                </text:list-item>
              </text:list>
            </text:list-item>
          </text:list>
        </text:list-item>
        <text:list-item>
          <text:p text:style-name="P13">Medium-term:</text:p>
          <text:list>
            <text:list-item>
              <text:p text:style-name="P13">Certain Dream events branch differently when <text:span text:style-name="Source_20_Text">time_meddling_score</text:span> &gt; thresholds:</text:p>
              <text:list>
                <text:list-item>
                  <text:p text:style-name="P13">Extra lines, subtle hostility, or special “meta” scenes.</text:p>
                </text:list-item>
              </text:list>
            </text:list-item>
          </text:list>
        </text:list-item>
        <text:list-item>
          <text:p text:style-name="P13">Optional:</text:p>
          <text:list>
            <text:list-item>
              <text:p text:style-name="P13">Slight weighting of “meta-aware” endings if time meddling is extremely high.</text:p>
            </text:list-item>
          </text:list>
        </text:list-item>
      </text:list>
      <text:p text:style-name="Text_20_body">No overt UI meter for “Time Meddling”; it’s felt through <text:span text:style-name="Strong_20_Emphasis">writing and Dream reactions</text:span>.</text:p>
      <text:p text:style-name="Horizontal_20_Line"/>
      <text:h text:style-name="Heading_20_3" text:outline-level="3">1.4 CG Gallery in Extras</text:h>
      <text:p text:style-name="Text_20_body"><text:span text:style-name="Strong_20_Emphasis">Access:</text:span></text:p>
      <text:list xml:id="list8250840918719247224" text:style-name="L13">
        <text:list-item>
          <text:p text:style-name="P14">From main menu: <text:span text:style-name="Source_20_Text">Extras → Gallery</text:span>.</text:p>
        </text:list-item>
      </text:list>
      <text:p text:style-name="Text_20_body"><text:span text:style-name="Strong_20_Emphasis">Structure:</text:span></text:p>
      <text:list xml:id="list4103215397217562708" text:style-name="L14">
        <text:list-item>
          <text:p text:style-name="P15"><text:span text:style-name="Strong_20_Emphasis">Tabs</text:span>:</text:p>
          <text:list>
            <text:list-item>
              <text:p text:style-name="P15"><text:span text:style-name="Source_20_Text">Story</text:span> (main plot CGs).</text:p>
            </text:list-item>
            <text:list-item>
              <text:p text:style-name="P15"><text:soft-page-break/><text:span text:style-name="Source_20_Text">Friends</text:span> (Rowan, Mina, Theo, Cas, Jax, Talia, others later).</text:p>
            </text:list-item>
            <text:list-item>
              <text:p text:style-name="P15"><text:span text:style-name="Source_20_Text">Dream</text:span> (bosses, major Nightmares, surreal moments).</text:p>
            </text:list-item>
            <text:list-item>
              <text:p text:style-name="P15"><text:span text:style-name="Source_20_Text">Endings</text:span> (ending-specific CGs, possibly grayed out or silhouette until unlocked).</text:p>
            </text:list-item>
          </text:list>
        </text:list-item>
      </text:list>
      <text:p text:style-name="Text_20_body"><text:span text:style-name="Strong_20_Emphasis">Unlock Rules:</text:span></text:p>
      <text:list xml:id="list2629728490117907269" text:style-name="L15">
        <text:list-item>
          <text:p text:style-name="P16">CGs unlock when:</text:p>
          <text:list>
            <text:list-item>
              <text:p text:style-name="P16">The scene is reached <text:span text:style-name="Strong_20_Emphasis">naturally</text:span> at least once.</text:p>
            </text:list-item>
            <text:list-item>
              <text:p text:style-name="P16">Optional: “censored” scenes unlock separate milder CGs if content filters are on.</text:p>
            </text:list-item>
          </text:list>
        </text:list-item>
      </text:list>
      <text:p text:style-name="Text_20_body"><text:span text:style-name="Strong_20_Emphasis">Metadata:</text:span></text:p>
      <text:list xml:id="list5600112787278583810" text:style-name="L16">
        <text:list-item>
          <text:p text:style-name="P17">Each CG entry stores:</text:p>
          <text:list>
            <text:list-item>
              <text:p text:style-name="P17"><text:span text:style-name="Source_20_Text">cg_id</text:span>, unlock flag, date/time unlocked.</text:p>
            </text:list-item>
            <text:list-item>
              <text:p text:style-name="P17">Associated Arete snapshot (for fun), e.g. “Unlocked when Emotional Arete: –15.”</text:p>
            </text:list-item>
          </text:list>
        </text:list-item>
      </text:list>
      <text:p text:style-name="Text_20_body"><text:span text:style-name="Strong_20_Emphasis">Rewatch Scenes:</text:span></text:p>
      <text:list xml:id="list2535309072104163431" text:style-name="L17">
        <text:list-item>
          <text:p text:style-name="P18">Some CGs have a <text:span text:style-name="Strong_20_Emphasis">“Replay Scene”</text:span> button:</text:p>
          <text:list>
            <text:list-item>
              <text:p text:style-name="P18">Replays a short, non-branching version of the original scene.</text:p>
            </text:list-item>
            <text:list-item>
              <text:p text:style-name="P18">No Arete or flag changes applied during rewatch—purely for viewing.</text:p>
            </text:list-item>
          </text:list>
        </text:list-item>
      </text:list>
      <text:p text:style-name="Horizontal_20_Line"/>
      <text:h text:style-name="Heading_20_2" text:outline-level="2">2. Choice UI &amp; Flag System</text:h>
      <text:p text:style-name="Text_20_body">No explicit +1 / –1 popups; feedback is <text:span text:style-name="Strong_20_Emphasis">purely through writing, art, and reactions</text:span>. Under the hood, everything is tagged and logged.</text:p>
      <text:h text:style-name="Heading_20_3" text:outline-level="3">2.1 Formal Choice Types</text:h>
      <text:p text:style-name="Text_20_body">Each choice node has:</text:p>
      <text:p text:style-name="Preformatted_20_Text"><text:span text:style-name="Source_20_Text">choice_id</text:span></text:p>
      <text:p text:style-name="Preformatted_20_Text"><text:span text:style-name="Source_20_Text">type</text:span></text:p>
      <text:p text:style-name="Preformatted_20_Text"><text:span text:style-name="Source_20_Text">options: [ ... ]</text:span></text:p>
      <text:p text:style-name="P1"><text:span text:style-name="Source_20_Text">conditions</text:span></text:p>
      <text:p text:style-name="Text_20_body"><text:span text:style-name="Strong_20_Emphasis">Types:</text:span></text:p>
      <text:list xml:id="list5725597203370012861" text:style-name="L18">
        <text:list-item>
          <text:p text:style-name="P19"><text:span text:style-name="Strong_20_Emphasis">Dialogue Response</text:span></text:p>
          <text:list>
            <text:list-item>
              <text:p text:style-name="P19">Player picks what Nyx says to an NPC.</text:p>
            </text:list-item>
            <text:list-item>
              <text:p text:style-name="P19">Usually impacts <text:span text:style-name="Strong_20_Emphasis">NPC affection</text:span>, <text:span text:style-name="Strong_20_Emphasis">Arete</text:span>, and small story flags.</text:p>
            </text:list-item>
          </text:list>
        </text:list-item>
        <text:list-item>
          <text:p text:style-name="P19"><text:span text:style-name="Strong_20_Emphasis">Action Choice</text:span></text:p>
          <text:list>
            <text:list-item>
              <text:p text:style-name="P19">Physical or situational decision: go to X, help Y, intervene, walk away, etc.</text:p>
            </text:list-item>
            <text:list-item>
              <text:p text:style-name="P19">Often changes <text:span text:style-name="Strong_20_Emphasis">time</text:span>, <text:span text:style-name="Strong_20_Emphasis">Arete</text:span>, and triggers/blocks certain scenes.</text:p>
            </text:list-item>
          </text:list>
        </text:list-item>
        <text:list-item>
          <text:p text:style-name="P19"><text:soft-page-break/><text:span text:style-name="Strong_20_Emphasis">Introspective Choice</text:span></text:p>
          <text:list>
            <text:list-item>
              <text:p text:style-name="P19">Internal monologue responses; Nyx’s framing of events (“It was my fault” vs “It was complicated”).</text:p>
            </text:list-item>
            <text:list-item>
              <text:p text:style-name="P19">Primarily affects <text:span text:style-name="Strong_20_Emphasis">Emotional</text:span> and <text:span text:style-name="Strong_20_Emphasis">Spiritual</text:span> Arete, and Dream flavor later.</text:p>
            </text:list-item>
          </text:list>
        </text:list-item>
        <text:list-item>
          <text:p text:style-name="P19"><text:span text:style-name="Strong_20_Emphasis">Coping/Skill Use Choice</text:span></text:p>
          <text:list>
            <text:list-item>
              <text:p text:style-name="P19">Using a learned skill or technique (breathing exercise, joking, shutting down, etc.).</text:p>
            </text:list-item>
            <text:list-item>
              <text:p text:style-name="P19">Gains importance as Zines and Arete unlock abilities.</text:p>
            </text:list-item>
          </text:list>
        </text:list-item>
        <text:list-item>
          <text:p text:style-name="P19"><text:span text:style-name="Strong_20_Emphasis">Route / Milestone Choice</text:span></text:p>
          <text:list>
            <text:list-item>
              <text:p text:style-name="P19">Big branch decisions: who to trust, which event to attend, how to end a conflict.</text:p>
            </text:list-item>
            <text:list-item>
              <text:p text:style-name="P19">Sets major <text:span text:style-name="Strong_20_Emphasis">story flags</text:span> and may lock/unlock friend routes or endings.</text:p>
            </text:list-item>
          </text:list>
        </text:list-item>
      </text:list>
      <text:p text:style-name="Horizontal_20_Line"/>
      <text:h text:style-name="Heading_20_3" text:outline-level="3">2.2 Tagging System: Arete, Affection, Story Flags</text:h>
      <text:p text:style-name="Text_20_body">Each <text:span text:style-name="Strong_20_Emphasis">option</text:span> inside a choice carries tags that define its consequences. Structure example in pseudo-data:</text:p>
      <text:p text:style-name="Preformatted_20_Text"><text:span text:style-name="Source_20_Text">option:</text:span></text:p>
      <text:p text:style-name="Preformatted_20_Text"><text:span text:style-name="Source_20_Text"><text:s text:c="2"/>text: "It's fine, I'll handle this myself."</text:span></text:p>
      <text:p text:style-name="Preformatted_20_Text"><text:span text:style-name="Source_20_Text"><text:s text:c="2"/>arete_tags:</text:span></text:p>
      <text:p text:style-name="Preformatted_20_Text"><text:span text:style-name="Source_20_Text"><text:s text:c="4"/>- { domain: Emotional, facet: "Self-Reliance", polarity: Harmony, intensity: 1 }</text:span></text:p>
      <text:p text:style-name="Preformatted_20_Text"><text:span text:style-name="Source_20_Text"><text:s text:c="4"/>- { domain: Social, facet: "Interdependence", polarity: Strife, intensity: 1 }</text:span></text:p>
      <text:p text:style-name="Preformatted_20_Text"><text:span text:style-name="Source_20_Text"><text:s text:c="2"/>npc_affection:</text:span></text:p>
      <text:p text:style-name="Preformatted_20_Text"><text:span text:style-name="Source_20_Text"><text:s text:c="4"/>rowan: +1</text:span></text:p>
      <text:p text:style-name="Preformatted_20_Text"><text:span text:style-name="Source_20_Text"><text:s text:c="4"/>mina: -1</text:span></text:p>
      <text:p text:style-name="Preformatted_20_Text"><text:span text:style-name="Source_20_Text"><text:s text:c="2"/>story_flags_set:</text:span></text:p>
      <text:p text:style-name="Preformatted_20_Text"><text:span text:style-name="Source_20_Text"><text:s text:c="4"/>- "nyx_declines_help_at_bus_station"</text:span></text:p>
      <text:p text:style-name="Preformatted_20_Text"><text:span text:style-name="Source_20_Text"><text:s text:c="2"/>story_flags_clear: []</text:span></text:p>
      <text:p text:style-name="Preformatted_20_Text"><text:span text:style-name="Source_20_Text"><text:s text:c="2"/>narrative_log_tag:</text:span></text:p>
      <text:p text:style-name="P1"><text:span text:style-name="Source_20_Text"><text:s text:c="4"/>- "declined_help"</text:span></text:p>
      <text:h text:style-name="Heading_20_4" text:outline-level="4">2.2.1 Arete Tag Design</text:h>
      <text:p text:style-name="Text_20_body">Each tag:</text:p>
      <text:list xml:id="list26335028364635917" text:style-name="L19">
        <text:list-item>
          <text:p text:style-name="P20"><text:span text:style-name="Source_20_Text">domain</text:span>: Physical / Psychological / Social / Emotional / Spiritual</text:p>
        </text:list-item>
        <text:list-item>
          <text:p text:style-name="P20"><text:span text:style-name="Source_20_Text">facet</text:span>: e.g., <text:span text:style-name="Strong_20_Emphasis">Self-Care</text:span>, <text:span text:style-name="Strong_20_Emphasis">Honesty</text:span>, <text:span text:style-name="Strong_20_Emphasis">Empathy</text:span>, <text:span text:style-name="Strong_20_Emphasis">Risk-Taking</text:span>, <text:span text:style-name="Strong_20_Emphasis">Curiosity</text:span>, etc.</text:p>
        </text:list-item>
        <text:list-item>
          <text:p text:style-name="P20"><text:span text:style-name="Source_20_Text">polarity</text:span>: <text:span text:style-name="Source_20_Text">Harmony</text:span> (toward virtue/health) or <text:span text:style-name="Source_20_Text">Strife</text:span> (toward vice/symptom).</text:p>
        </text:list-item>
        <text:list-item>
          <text:p text:style-name="P20"><text:span text:style-name="Source_20_Text">intensity</text:span>: 1–3 (small/medium/strong).</text:p>
        </text:list-item>
      </text:list>
      <text:p text:style-name="Text_20_body"><text:span text:style-name="Strong_20_Emphasis">Application:</text:span></text:p>
      <text:list xml:id="list7857741107113353703" text:style-name="L20">
        <text:list-item>
          <text:p text:style-name="P21">On choosing an option:</text:p>
          <text:list>
            <text:list-item>
              <text:p text:style-name="P21">Each tag contributes <text:span text:style-name="Source_20_Text">±intensity</text:span> to Nyx’s Arete in that domain.</text:p>
            </text:list-item>
            <text:list-item>
              <text:p text:style-name="P21"><text:soft-page-break/>Final delta might be modulated by recent history (e.g., repeated same pattern → diminishing returns, or escalating impact).</text:p>
            </text:list-item>
          </text:list>
        </text:list-item>
      </text:list>
      <text:h text:style-name="Heading_20_4" text:outline-level="4">2.2.2 NPC Affection Tags</text:h>
      <text:list xml:id="list4871175602179217714" text:style-name="L21">
        <text:list-item>
          <text:p text:style-name="P22">For each relevant NPC:</text:p>
        </text:list-item>
      </text:list>
      <text:p text:style-name="Preformatted_20_Text"><text:span text:style-name="Source_20_Text">npc_affection:</text:span></text:p>
      <text:p text:style-name="Preformatted_20_Text"><text:span text:style-name="Source_20_Text"><text:s text:c="2"/>rowan: -2 | +1 | 0</text:span></text:p>
      <text:p text:style-name="Preformatted_20_Text"><text:span text:style-name="Source_20_Text"><text:s text:c="2"/>mina: +2</text:span></text:p>
      <text:p text:style-name="Preformatted_20_Text"><text:span text:style-name="Source_20_Text"><text:s text:c="2"/>theo: 0</text:span></text:p>
      <text:p text:style-name="Preformatted_20_Text"><text:span text:style-name="Source_20_Text"><text:s text:c="2"/>cas: -1</text:span></text:p>
      <text:p text:style-name="Preformatted_20_Text"><text:span text:style-name="Source_20_Text"><text:s text:c="2"/>jax: 0</text:span></text:p>
      <text:p text:style-name="P1"><text:span text:style-name="Source_20_Text"><text:s text:c="2"/>talia: 0</text:span></text:p>
      <text:list xml:id="list5118963097770862387" text:style-name="L22">
        <text:list-item>
          <text:p text:style-name="P23">Affection is a numeric scale (e.g., –100…+100).</text:p>
        </text:list-item>
        <text:list-item>
          <text:p text:style-name="P23">Thresholds gate:</text:p>
          <text:list>
            <text:list-item>
              <text:p text:style-name="P23">Unique scenes.</text:p>
            </text:list-item>
            <text:list-item>
              <text:p text:style-name="P23">Protective actions in Dream.</text:p>
            </text:list-item>
            <text:list-item>
              <text:p text:style-name="P23">Extra branches/CGs.</text:p>
            </text:list-item>
          </text:list>
        </text:list-item>
      </text:list>
      <text:h text:style-name="Heading_20_4" text:outline-level="4">2.2.3 Story Flags</text:h>
      <text:p text:style-name="Text_20_body">Two levels:</text:p>
      <text:list xml:id="list3110404397557464723" text:style-name="L23">
        <text:list-item>
          <text:p text:style-name="P24"><text:span text:style-name="Strong_20_Emphasis">Micro flags</text:span> (boolean or small enums):</text:p>
          <text:list>
            <text:list-item>
              <text:p text:style-name="P24">“told_Row_about_panic_attack”,</text:p>
            </text:list-item>
            <text:list-item>
              <text:p text:style-name="P24">“helped_Mina_set_boundaries”, etc.</text:p>
            </text:list-item>
          </text:list>
        </text:list-item>
        <text:list-item>
          <text:p text:style-name="P24"><text:span text:style-name="Strong_20_Emphasis">Macro flags</text:span> (route/arc):</text:p>
          <text:list>
            <text:list-item>
              <text:p text:style-name="P24"><text:span text:style-name="Source_20_Text">rowan_route_committed</text:span>,</text:p>
            </text:list-item>
            <text:list-item>
              <text:p text:style-name="P24"><text:span text:style-name="Source_20_Text">refused_help_pattern_high</text:span>,</text:p>
            </text:list-item>
            <text:list-item>
              <text:p text:style-name="P24"><text:span text:style-name="Source_20_Text">time_meddling_heavy</text:span>.</text:p>
            </text:list-item>
          </text:list>
        </text:list-item>
      </text:list>
      <text:p text:style-name="Text_20_body">They control:</text:p>
      <text:list xml:id="list5634075015091512874" text:style-name="L24">
        <text:list-item>
          <text:p text:style-name="P25">Availability of scenes.</text:p>
        </text:list-item>
        <text:list-item>
          <text:p text:style-name="P25">Which variations of Dream bosses appear.</text:p>
        </text:list-item>
        <text:list-item>
          <text:p text:style-name="P25">Ending weighting.</text:p>
        </text:list-item>
      </text:list>
      <text:p text:style-name="Horizontal_20_Line"/>
      <text:h text:style-name="Heading_20_3" text:outline-level="3">2.3 Purely Literary / Visual Feedback</text:h>
      <text:p text:style-name="Text_20_body">No visible numbers. Instead:</text:p>
      <text:p text:style-name="Text_20_body"><text:span text:style-name="Strong_20_Emphasis">Immediate Feedback:</text:span></text:p>
      <text:list xml:id="list3482284905390873737" text:style-name="L25">
        <text:list-item>
          <text:p text:style-name="P26"><text:soft-page-break/><text:span text:style-name="Strong_20_Emphasis">Facial sprites / body language</text:span>: Rowan averts eyes, Mina tightens her grip on coffee, Theo stammers or opens up, Cas gets louder/quieter, Jax shifts tone.</text:p>
        </text:list-item>
        <text:list-item>
          <text:p text:style-name="P26"><text:span text:style-name="Strong_20_Emphasis">Micro reactions</text:span> in text:</text:p>
          <text:list>
            <text:list-item>
              <text:p text:style-name="P26">“Rowan laughs, but his eyes don’t quite follow.”</text:p>
            </text:list-item>
            <text:list-item>
              <text:p text:style-name="P26">“Mina looks at you for a long moment, like she’s choosing not to say more.”</text:p>
            </text:list-item>
            <text:list-item>
              <text:p text:style-name="P26">“Theo starts to answer, then thinks better of it. ‘Never mind,’ he says.”</text:p>
            </text:list-item>
          </text:list>
        </text:list-item>
        <text:list-item>
          <text:p text:style-name="P26"><text:span text:style-name="Strong_20_Emphasis">Environmental cues:</text:span></text:p>
          <text:list>
            <text:list-item>
              <text:p text:style-name="P26">Background lighting subtly shifts warmer/colder for key Emotional/Spiritual gains/losses in a scene.</text:p>
            </text:list-item>
          </text:list>
        </text:list-item>
      </text:list>
      <text:p text:style-name="Text_20_body"><text:span text:style-name="Strong_20_Emphasis">Delayed Feedback:</text:span></text:p>
      <text:list xml:id="list2899931195146806146" text:style-name="L26">
        <text:list-item>
          <text:p text:style-name="P27">Next time you see them, they <text:span text:style-name="Strong_20_Emphasis">reference your choice</text:span>:</text:p>
          <text:list>
            <text:list-item>
              <text:p text:style-name="P27">Rowan: “You’re really not gonna let anyone help you, huh?”</text:p>
            </text:list-item>
            <text:list-item>
              <text:p text:style-name="P27">Mina: “I get worried when you joke like that. It sounds… sharper than you think.”</text:p>
            </text:list-item>
            <text:list-item>
              <text:p text:style-name="P27">Theo: “Thanks for trusting me last time. It… meant a lot.”</text:p>
            </text:list-item>
          </text:list>
        </text:list-item>
        <text:list-item>
          <text:p text:style-name="P27">Dream behavior:</text:p>
          <text:list>
            <text:list-item>
              <text:p text:style-name="P27">Flooded Heart, Audience of Teeth, Glass Cradle, etc. use lines and forms that are clearly influenced by previous choices with the friend group.</text:p>
            </text:list-item>
          </text:list>
        </text:list-item>
      </text:list>
      <text:p text:style-name="Horizontal_20_Line"/>
      <text:h text:style-name="Heading_20_2" text:outline-level="2">3. Tagging &amp; Choice Examples for Core Friend Group</text:h>
      <text:p text:style-name="Text_20_body">Core friends: <text:span text:style-name="Strong_20_Emphasis">Rowan, Mina, Theo, Cas, Jax, Talia</text:span>.</text:p>
      <text:h text:style-name="Heading_20_3" text:outline-level="3">3.1 Quick Profile Hooks</text:h>
      <text:list xml:id="list2225016064819128335" text:style-name="L27">
        <text:list-item>
          <text:p text:style-name="P28"><text:span text:style-name="Strong_20_Emphasis">Rowan (rowan):</text:span></text:p>
          <text:list>
            <text:list-item>
              <text:p text:style-name="P28">Likes: loyalty, shared risk, honest venting, being included.</text:p>
            </text:list-item>
            <text:list-item>
              <text:p text:style-name="P28">Dislikes: sudden withdrawal, hypocrisy, being used as a prop.</text:p>
            </text:list-item>
          </text:list>
        </text:list-item>
        <text:list-item>
          <text:p text:style-name="P28"><text:span text:style-name="Strong_20_Emphasis">Mina (mina):</text:span></text:p>
          <text:list>
            <text:list-item>
              <text:p text:style-name="P28">Likes: curiosity, emotional honesty, attempts at healthier coping.</text:p>
            </text:list-item>
            <text:list-item>
              <text:p text:style-name="P28">Dislikes: manipulative self-deprecation, mocking therapy, total avoidance.</text:p>
            </text:list-item>
          </text:list>
        </text:list-item>
        <text:list-item>
          <text:p text:style-name="P28"><text:span text:style-name="Strong_20_Emphasis">Theo (theo):</text:span></text:p>
          <text:list>
            <text:list-item>
              <text:p text:style-name="P28">Likes: being asked for help, quiet honesty, gentle humor.</text:p>
            </text:list-item>
            <text:list-item>
              <text:p text:style-name="P28">Dislikes: loud public confrontation, being put on the spot cruelly.</text:p>
            </text:list-item>
          </text:list>
        </text:list-item>
        <text:list-item>
          <text:p text:style-name="P28"><text:span text:style-name="Strong_20_Emphasis">Cassi (cas):</text:span></text:p>
          <text:list>
            <text:list-item>
              <text:p text:style-name="P28">Likes: playful chaos, validating her quieter side, shared weirdness.</text:p>
            </text:list-item>
            <text:list-item>
              <text:p text:style-name="P28"><text:soft-page-break/>Dislikes: being reduced to “the clown,” using her antics without regard.</text:p>
            </text:list-item>
          </text:list>
        </text:list-item>
        <text:list-item>
          <text:p text:style-name="P28"><text:span text:style-name="Strong_20_Emphasis">Jax (jax):</text:span></text:p>
          <text:list>
            <text:list-item>
              <text:p text:style-name="P28">Likes: emotional sincerity, creative expression, respecting his boundaries.</text:p>
            </text:list-item>
            <text:list-item>
              <text:p text:style-name="P28">Dislikes: treating his art as background noise only, shallow flattery.</text:p>
            </text:list-item>
          </text:list>
        </text:list-item>
        <text:list-item>
          <text:p text:style-name="P28"><text:span text:style-name="Strong_20_Emphasis">Talia (talia):</text:span></text:p>
          <text:list>
            <text:list-item>
              <text:p text:style-name="P28">Likes: being invited, low-pressure companionship, respecting her online world.</text:p>
            </text:list-item>
            <text:list-item>
              <text:p text:style-name="P28">Dislikes: pressuring her, mocking her hobbies, ghosting her.</text:p>
            </text:list-item>
          </text:list>
        </text:list-item>
      </text:list>
      <text:p text:style-name="Horizontal_20_Line"/>
      <text:h text:style-name="Heading_20_3" text:outline-level="3">3.2 Example: Rowan Scene at Boardwalk</text:h>
      <text:p text:style-name="Text_20_body">Nyx and Rowan sit on a railing late at night after a rough day.</text:p>
      <text:p text:style-name="Text_20_body"><text:span text:style-name="Strong_20_Emphasis">Choice:</text:span></text:p>
      <text:p text:style-name="Quotations">Rowan: “You’d tell me if you were seriously not okay, right?”</text:p>
      <text:p text:style-name="Text_20_body">Options:</text:p>
      <text:list xml:id="list1636612248733125911" text:style-name="L28">
        <text:list-item>
          <text:p text:style-name="P29"><text:span text:style-name="Strong_20_Emphasis">“I’m fine. Don’t worry about it.”</text:span></text:p>
        </text:list-item>
      </text:list>
      <text:p text:style-name="Preformatted_20_Text"><text:span text:style-name="Source_20_Text">type: Dialogue</text:span></text:p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Vulnerability", polarity: Strife, intensity: 2 }</text:span></text:p>
      <text:p text:style-name="Preformatted_20_Text"><text:span text:style-name="Source_20_Text"><text:s text:c="2"/>- { domain: Social, facet: "Trust in Others", polarity: Strife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rowan: -1</text:span></text:p>
      <text:p text:style-name="Preformatted_20_Text"><text:span text:style-name="Source_20_Text"><text:s text:c="2"/>mina: 0</text:span></text:p>
      <text:p text:style-name="Preformatted_20_Text"><text:span text:style-name="Source_20_Text"><text:s text:c="2"/>theo: 0</text:span></text:p>
      <text:p text:style-name="Preformatted_20_Text"><text:span text:style-name="Source_20_Text"><text:s text:c="2"/>cas: 0</text:span></text:p>
      <text:p text:style-name="Preformatted_20_Text"><text:span text:style-name="Source_20_Text"><text:s text:c="2"/>jax: 0</text:span></text:p>
      <text:p text:style-name="Preformatted_20_Text"><text:span text:style-name="Source_20_Text"><text:s text:c="2"/>talia: 0</text:span></text:p>
      <text:p text:style-name="Preformatted_20_Text"><text:span text:style-name="Source_20_Text">story_flags_set:</text:span></text:p>
      <text:p text:style-name="Preformatted_20_Text"><text:span text:style-name="Source_20_Text"><text:s text:c="2"/>- "declined_vulnerability_rowan_night1"</text:span></text:p>
      <text:p text:style-name="Preformatted_20_Text"><text:span text:style-name="Source_20_Text">narrative_log_tag:</text:span></text:p>
      <text:p text:style-name="P1"><text:span text:style-name="Source_20_Text"><text:s text:c="2"/>- "refused_support_friend"</text:span></text:p>
      <text:p text:style-name="Text_20_body"><text:span text:style-name="Strong_20_Emphasis">Literary feedback:</text:span></text:p>
      <text:list xml:id="list3114420673349221188" text:style-name="L29">
        <text:list-item>
          <text:p text:style-name="P30">Rowan laughs it off, looks at the ocean a little too long, changes the subject.</text:p>
        </text:list-item>
        <text:list-item>
          <text:p text:style-name="P30">Next day: “You always say that. I’m starting to think ‘I’m fine’ means the opposite.”</text:p>
        </text:list-item>
      </text:list>
      <text:p text:style-name="Horizontal_20_Line"/>
      <text:list xml:id="list7929658249632403844" text:style-name="L30">
        <text:list-item>
          <text:p text:style-name="P31"><text:span text:style-name="Strong_20_Emphasis">“Honestly? I’m not okay. But I don’t know what to say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Honesty", polarity: Harmony, intensity: 2 }</text:span></text:p>
      <text:p text:style-name="Preformatted_20_Text"><text:span text:style-name="Source_20_Text"><text:s text:c="2"/>- { domain: Social, facet: "Trust in Others", polarity: Harmony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rowan: +2</text:span></text:p>
      <text:p text:style-name="Preformatted_20_Text"><text:span text:style-name="Source_20_Text">story_flags_set:</text:span></text:p>
      <text:p text:style-name="P1"><text:span text:style-name="Source_20_Text"><text:s text:c="2"/>- "opened_up_to_rowan_early"</text:span></text:p>
      <text:p text:style-name="Text_20_body"><text:soft-page-break/><text:span text:style-name="Strong_20_Emphasis">Feedback:</text:span></text:p>
      <text:list xml:id="list5026602635029884249" text:style-name="L31">
        <text:list-item>
          <text:p text:style-name="P32">Rowan’s shoulders loosen; he jokes less, listens more.</text:p>
        </text:list-item>
        <text:list-item>
          <text:p text:style-name="P32">Later, in Dream, Audience of Teeth uses fewer lines about “you never tell anyone anything.”</text:p>
        </text:list-item>
      </text:list>
      <text:p text:style-name="Horizontal_20_Line"/>
      <text:list xml:id="list528034474471704325" text:style-name="L32">
        <text:list-item>
          <text:p text:style-name="P33"><text:span text:style-name="Strong_20_Emphasis">“We can talk about me later. How are </text:span><text:span text:style-name="Strong_20_Emphasis"><text:span text:style-name="Emphasis">you</text:span></text:span><text:span text:style-name="Strong_20_Emphasis"> doing?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Empathy", polarity: Harmony, intensity: 1 }</text:span></text:p>
      <text:p text:style-name="Preformatted_20_Text"><text:span text:style-name="Source_20_Text"><text:s text:c="2"/>- { domain: Emotional, facet: "Self-Neglect", polarity: Strife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rowan: +1</text:span></text:p>
      <text:p text:style-name="Preformatted_20_Text"><text:span text:style-name="Source_20_Text">story_flags_set:</text:span></text:p>
      <text:p text:style-name="P1"><text:span text:style-name="Source_20_Text"><text:s text:c="2"/>- "deflect_to_rowan"</text:span></text:p>
      <text:p text:style-name="Text_20_body"><text:span text:style-name="Strong_20_Emphasis">Feedback:</text:span></text:p>
      <text:list xml:id="list382712822218686199" text:style-name="L33">
        <text:list-item>
          <text:p text:style-name="P34">Rowan appreciates the concern but catches the deflection:</text:p>
          <text:list>
            <text:list-item>
              <text:p text:style-name="P34">“Nice try. But… yeah, I’m a mess too.”</text:p>
            </text:list-item>
          </text:list>
        </text:list-item>
        <text:list-item>
          <text:p text:style-name="P34">Dream later: Glass Cradle may echo “You worry about everyone but you.”</text:p>
        </text:list-item>
      </text:list>
      <text:p text:style-name="Horizontal_20_Line"/>
      <text:h text:style-name="Heading_20_3" text:outline-level="3">3.3 Example: Mina at Coffee Shop (Coping Strategy)</text:h>
      <text:p text:style-name="Text_20_body">Mina notices Nyx zoning out.</text:p>
      <text:p text:style-name="Text_20_body"><text:span text:style-name="Strong_20_Emphasis">Choice:</text:span></text:p>
      <text:p text:style-name="Quotations">Mina: “Want to try a breathing thing? It sounds corny, but… it helps me.”</text:p>
      <text:list xml:id="list2348642181982773000" text:style-name="L34">
        <text:list-item>
          <text:p text:style-name="P35"><text:span text:style-name="Strong_20_Emphasis">“I’ll try it. Walk me through it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Psychological, facet: "Openness", polarity: Harmony, intensity: 2 }</text:span></text:p>
      <text:p text:style-name="Preformatted_20_Text"><text:span text:style-name="Source_20_Text"><text:s text:c="2"/>- { domain: Emotional, facet: "Self-Care", polarity: Harmony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mina: +2</text:span></text:p>
      <text:p text:style-name="Preformatted_20_Text"><text:span text:style-name="Source_20_Text">story_flags_set:</text:span></text:p>
      <text:p text:style-name="P1"><text:span text:style-name="Source_20_Text"><text:s text:c="2"/>- "learned_breathing_exercise"</text:span></text:p>
      <text:p text:style-name="Text_20_body"><text:span text:style-name="Strong_20_Emphasis">Feedback:</text:span></text:p>
      <text:list xml:id="list3144670083869439044" text:style-name="L35">
        <text:list-item>
          <text:p text:style-name="P36">Mina smiles, relieved:</text:p>
          <text:list>
            <text:list-item>
              <text:p text:style-name="P36">“Okay. In for four, hold for four, out for six.”</text:p>
            </text:list-item>
          </text:list>
        </text:list-item>
        <text:list-item>
          <text:p text:style-name="P36">Unlocks Dream ability <text:span text:style-name="Strong_20_Emphasis">Grounding Breath</text:span>.</text:p>
        </text:list-item>
      </text:list>
      <text:p text:style-name="Horizontal_20_Line"/>
      <text:list xml:id="list4105191016167698125" text:style-name="L36">
        <text:list-item>
          <text:p text:style-name="P37"><text:span text:style-name="Strong_20_Emphasis">“I don’t think weird tricks are going to fix me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Psychological, facet: "Cynicism", polarity: Strife, intensity: 2 }</text:span></text:p>
      <text:p text:style-name="Preformatted_20_Text"><text:span text:style-name="Source_20_Text"><text:s text:c="2"/>- { domain: Emotional, facet: "Self-Judgment", polarity: Strife, intensity: 1 }</text:span></text:p>
      <text:p text:style-name="Preformatted_20_Text"><text:soft-page-break/><text:span text:style-name="Source_20_Text">npc_affection:</text:span></text:p>
      <text:p text:style-name="Preformatted_20_Text"><text:span text:style-name="Source_20_Text"><text:s text:c="2"/>mina: -1</text:span></text:p>
      <text:p text:style-name="Preformatted_20_Text"><text:span text:style-name="Source_20_Text">story_flags_set:</text:span></text:p>
      <text:p text:style-name="P1"><text:span text:style-name="Source_20_Text"><text:s text:c="2"/>- "dismissed_mina_coping"</text:span></text:p>
      <text:p text:style-name="Text_20_body"><text:span text:style-name="Strong_20_Emphasis">Feedback:</text:span></text:p>
      <text:list xml:id="list8607488347898947429" text:style-name="L37">
        <text:list-item>
          <text:p text:style-name="P38">Mina looks hurt, but masks it with a shrug:</text:p>
          <text:list>
            <text:list-item>
              <text:p text:style-name="P38">“It doesn’t fix anything. It just… makes it less unfixable.”</text:p>
            </text:list-item>
          </text:list>
        </text:list-item>
        <text:list-item>
          <text:p text:style-name="P38">Dream: Flooded Heart gets more lines like “You said nothing could help you.”</text:p>
        </text:list-item>
      </text:list>
      <text:p text:style-name="Horizontal_20_Line"/>
      <text:h text:style-name="Heading_20_3" text:outline-level="3">3.4 Example: Theo At Library (Asking for Help)</text:h>
      <text:p text:style-name="Quotations">Theo: “If you want, I could help you go through this… it’s a lot.”</text:p>
      <text:list xml:id="list1554746939538363449" text:style-name="L38">
        <text:list-item>
          <text:p text:style-name="P39"><text:span text:style-name="Strong_20_Emphasis">“Please. I can’t make sense of this alone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Social, facet: "Interdependence", polarity: Harmony, intensity: 1 }</text:span></text:p>
      <text:p text:style-name="Preformatted_20_Text"><text:span text:style-name="Source_20_Text"><text:s text:c="2"/>- { domain: Psychological, facet: "Curiosity", polarity: Harmony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theo: +2</text:span></text:p>
      <text:p text:style-name="Preformatted_20_Text"><text:span text:style-name="Source_20_Text">story_flags_set:</text:span></text:p>
      <text:p text:style-name="P1"><text:span text:style-name="Source_20_Text"><text:s text:c="2"/>- "accepted_theo_help"</text:span></text:p>
      <text:p text:style-name="Text_20_body"><text:span text:style-name="Strong_20_Emphasis">Feedback:</text:span></text:p>
      <text:list xml:id="list8008591701498637363" text:style-name="L39">
        <text:list-item>
          <text:p text:style-name="P40">Theo visibly brightens, stutters a little out of excitement:</text:p>
          <text:list>
            <text:list-item>
              <text:p text:style-name="P40">“O-okay. We’ll go slow.”</text:p>
            </text:list-item>
          </text:list>
        </text:list-item>
      </text:list>
      <text:list xml:id="list6077189856805169245" text:style-name="L40">
        <text:list-item>
          <text:p text:style-name="P41"><text:span text:style-name="Strong_20_Emphasis">“No, I don’t want to bother you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Social, facet: "Burden Belief", polarity: Strife, intensity: 2 }</text:span></text:p>
      <text:p text:style-name="Preformatted_20_Text"><text:span text:style-name="Source_20_Text">npc_affection:</text:span></text:p>
      <text:p text:style-name="Preformatted_20_Text"><text:span text:style-name="Source_20_Text"><text:s text:c="2"/>theo: -1</text:span></text:p>
      <text:p text:style-name="Preformatted_20_Text"><text:span text:style-name="Source_20_Text">story_flags_set:</text:span></text:p>
      <text:p text:style-name="P1"><text:span text:style-name="Source_20_Text"><text:s text:c="2"/>- "refused_theo_help"</text:span></text:p>
      <text:p text:style-name="Text_20_body"><text:span text:style-name="Strong_20_Emphasis">Feedback:</text:span></text:p>
      <text:list xml:id="list1364828985225173407" text:style-name="L41">
        <text:list-item>
          <text:p text:style-name="P42">Theo: “You wouldn’t… but okay. If you change your mind.”</text:p>
        </text:list-item>
        <text:list-item>
          <text:p text:style-name="P42">In Dream, Static Classroom may echo: “You said you’d bother him by asking.”</text:p>
        </text:list-item>
      </text:list>
      <text:p text:style-name="Horizontal_20_Line"/>
      <text:h text:style-name="Heading_20_3" text:outline-level="3">3.5 Example: Cas at Arcade (Performance vs Authenticity)</text:h>
      <text:p text:style-name="Quotations">Cas: “Watch this, I’m gonna make this machine scream.”</text:p>
      <text:p text:style-name="Text_20_body">Options:</text:p>
      <text:list xml:id="list2370190439350824612" text:style-name="L42">
        <text:list-item>
          <text:p text:style-name="P43"><text:soft-page-break/><text:span text:style-name="Strong_20_Emphasis">Laugh &amp; hype her up loudly.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Social, facet: "Participation", polarity: Harmony, intensity: 1 }</text:span></text:p>
      <text:p text:style-name="Preformatted_20_Text"><text:span text:style-name="Source_20_Text"><text:s text:c="2"/>- { domain: Emotional, facet: "Reinforcing Mask", polarity: Strife, intensity: 1 }</text:span></text:p>
      <text:p text:style-name="Preformatted_20_Text"><text:span text:style-name="Source_20_Text">npc_affection:</text:span></text:p>
      <text:p text:style-name="P1"><text:span text:style-name="Source_20_Text"><text:s text:c="2"/>cas: +1</text:span></text:p>
      <text:p text:style-name="Text_20_body"><text:span text:style-name="Strong_20_Emphasis">Feedback:</text:span><text:line-break/>Cas is thrilled, but later when she’s quiet, she wonders if that’s all you like about her.</text:p>
      <text:list xml:id="list5875851935733833403" text:style-name="L43">
        <text:list-item>
          <text:p text:style-name="P44"><text:span text:style-name="Strong_20_Emphasis">Quietly check if she’s okay after the bit.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Empathy", polarity: Harmony, intensity: 2 }</text:span></text:p>
      <text:p text:style-name="Preformatted_20_Text"><text:span text:style-name="Source_20_Text">npc_affection:</text:span></text:p>
      <text:p text:style-name="Preformatted_20_Text"><text:span text:style-name="Source_20_Text"><text:s text:c="2"/>cas: +2</text:span></text:p>
      <text:p text:style-name="Preformatted_20_Text"><text:span text:style-name="Source_20_Text">story_flags_set:</text:span></text:p>
      <text:p text:style-name="P1"><text:span text:style-name="Source_20_Text"><text:s text:c="2"/>- "saw_past_cas_mask"</text:span></text:p>
      <text:p text:style-name="Text_20_body"><text:span text:style-name="Strong_20_Emphasis">Feedback:</text:span><text:line-break/>She stares, then shrugs: “You’re… annoyingly perceptive.”<text:line-break/>Dream Laughtrack uses fewer lines about “clown mode only.”</text:p>
      <text:p text:style-name="Horizontal_20_Line"/>
      <text:h text:style-name="Heading_20_3" text:outline-level="3">3.6 Example: Jax at Boardwalk (Art as Background)</text:h>
      <text:p text:style-name="Quotations">Jax: “Does this sound like anything to you? Be honest.”</text:p>
      <text:list xml:id="list7909818809679397196" text:style-name="L44">
        <text:list-item>
          <text:p text:style-name="P45"><text:span text:style-name="Strong_20_Emphasis">“I wasn’t really listening, sorry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Social, facet: "Consideration", polarity: Strife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jax: -2</text:span></text:p>
      <text:p text:style-name="Preformatted_20_Text"><text:span text:style-name="Source_20_Text">story_flags_set:</text:span></text:p>
      <text:p text:style-name="P1"><text:span text:style-name="Source_20_Text"><text:s text:c="2"/>- "dismissed_jax_song"</text:span></text:p>
      <text:p text:style-name="Text_20_body"><text:span text:style-name="Strong_20_Emphasis">Feedback:</text:span><text:line-break/>Jax smiles politely, changes the subject. Later his music to you is more “background.”</text:p>
      <text:list xml:id="list1132121348373241420" text:style-name="L45">
        <text:list-item>
          <text:p text:style-name="P46"><text:span text:style-name="Strong_20_Emphasis">“It sounds like… that night at the bus station. Lonely, but… not empty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Attunement", polarity: Harmony, intensity: 2 }</text:span></text:p>
      <text:p text:style-name="Preformatted_20_Text"><text:span text:style-name="Source_20_Text"><text:s text:c="2"/>- { domain: Spiritual, facet: "Meaning Making", polarity: Harmony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jax: +2</text:span></text:p>
      <text:p text:style-name="Preformatted_20_Text"><text:span text:style-name="Source_20_Text">story_flags_set:</text:span></text:p>
      <text:p text:style-name="P1"><text:span text:style-name="Source_20_Text"><text:s text:c="2"/>- "interpreted_jax_song"</text:span></text:p>
      <text:p text:style-name="Text_20_body"><text:span text:style-name="Strong_20_Emphasis">Feedback:</text:span><text:line-break/>He stares at you, then laughs quietly: “That’s… way closer than I expected.”</text:p>
      <text:p text:style-name="Horizontal_20_Line"/>
      <text:h text:style-name="Heading_20_3" text:outline-level="3"><text:soft-page-break/>3.7 Example: Talia Online (Invitation vs Pressure)</text:h>
      <text:p text:style-name="Quotations">Talia: “You guys should just go without me. It’s fine.”</text:p>
      <text:list xml:id="list719282777725194277" text:style-name="L46">
        <text:list-item>
          <text:p text:style-name="P47"><text:span text:style-name="Strong_20_Emphasis">“Okay, I’ll let you chill. I’ll send pics though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Emotional, facet: "Respect Boundaries", polarity: Harmony, intensity: 1 }</text:span></text:p>
      <text:p text:style-name="Preformatted_20_Text"><text:span text:style-name="Source_20_Text">npc_affection:</text:span></text:p>
      <text:p text:style-name="Preformatted_20_Text"><text:span text:style-name="Source_20_Text"><text:s text:c="2"/>talia: +1</text:span></text:p>
      <text:p text:style-name="Preformatted_20_Text"><text:span text:style-name="Source_20_Text">story_flags_set:</text:span></text:p>
      <text:p text:style-name="P1"><text:span text:style-name="Source_20_Text"><text:s text:c="2"/>- "respected_talia_no"</text:span></text:p>
      <text:p text:style-name="Text_20_body"><text:span text:style-name="Strong_20_Emphasis">Feedback:</text:span><text:line-break/>She sends a laughing emoji; later she’s more likely to spontaneously DM you.</text:p>
      <text:list xml:id="list7178086665663411619" text:style-name="L47">
        <text:list-item>
          <text:p text:style-name="P48"><text:span text:style-name="Strong_20_Emphasis">“No, you </text:span><text:span text:style-name="Strong_20_Emphasis"><text:span text:style-name="Emphasis">have</text:span></text:span><text:span text:style-name="Strong_20_Emphasis"> to come. We’re dragging you out.”</text:span></text:p>
        </text:list-item>
      </text:list>
      <text:p text:style-name="Preformatted_20_Text"><text:span text:style-name="Source_20_Text">arete_tags:</text:span></text:p>
      <text:p text:style-name="Preformatted_20_Text"><text:span text:style-name="Source_20_Text"><text:s text:c="2"/>- { domain: Social, facet: "Pressure", polarity: Strife, intensity: 2 }</text:span></text:p>
      <text:p text:style-name="Preformatted_20_Text"><text:span text:style-name="Source_20_Text">npc_affection:</text:span></text:p>
      <text:p text:style-name="Preformatted_20_Text"><text:span text:style-name="Source_20_Text"><text:s text:c="2"/>talia: -1</text:span></text:p>
      <text:p text:style-name="Preformatted_20_Text"><text:span text:style-name="Source_20_Text">story_flags_set:</text:span></text:p>
      <text:p text:style-name="P1"><text:span text:style-name="Source_20_Text"><text:s text:c="2"/>- "pressured_talia"</text:span></text:p>
      <text:p text:style-name="Text_20_body"><text:span text:style-name="Strong_20_Emphasis">Feedback:</text:span><text:line-break/>Talia goes quiet, then ghosts chat for a while. Dream Anxiety Gnats referencing “you have to” appear.</text:p>
      <text:p text:style-name="Horizontal_20_Line"/>
      <text:p text:style-name="Text_20_body">This design:</text:p>
      <text:list xml:id="list2727865188577942297" text:style-name="L48">
        <text:list-item>
          <text:p text:style-name="P49">Gives a <text:span text:style-name="Strong_20_Emphasis">robust VN shell</text:span> (saves, flow, CGs, time meddling).</text:p>
        </text:list-item>
        <text:list-item>
          <text:p text:style-name="P49">Makes choices <text:span text:style-name="Strong_20_Emphasis">formally structured</text:span> under the hood with Arete, affection, and flags.</text:p>
        </text:list-item>
        <text:list-item>
          <text:p text:style-name="P49">Keeps all feedback <text:span text:style-name="Strong_20_Emphasis">in-character and literary</text:span>, especially for Nyx’s core friend group—Rowan, Mina, Theo, Cas, Jax, and Talia—so the player feels consequences through people and nightmares, not through visible meter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29:25.58</meta:creation-date>
    <meta:document-statistic meta:table-count="0" meta:image-count="0" meta:object-count="0" meta:page-count="12" meta:paragraph-count="372" meta:word-count="2429" meta:character-count="15151"/>
    <dc:date>2025-11-07T00:31:08.05</dc:date>
    <dc:creator>Bellatrix </dc:creator>
    <meta:editing-duration>PT1M42S</meta:editing-duration>
    <meta:editing-cycles>1</meta:editing-cycles>
    <meta:generator>OpenOffice/4.1.15$Win32 OpenOffice.org_project/4115m2$Build-9813</meta:generator>
  </office:meta>
</office:document-meta>
</file>